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>
      <style:text-properties style:text-position="0% 100%"/>
    </style:style>
    <style:style style:name="P10" style:family="paragraph" style:parent-style-name="Standard" style:list-style-name="L6"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17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xical analysis</text:p>
      <text:p text:style-name="Standard"/>
      <text:p text:style-name="P2">What are lexemes?</text:p>
      <text:p text:style-name="Standard">Logically indivisible parts of a program.</text:p>
      <text:p text:style-name="Standard"/>
      <text:p text:style-name="P2">Examples of lexemes</text:p>
      <text:list xml:id="list2388942323710728999" text:style-name="L1">
        <text:list-item>
          <text:p text:style-name="P5">foo, '+'. '=', '==', if, int, 34, '(', ';', ...</text:p>
        </text:list-item>
      </text:list>
      <text:p text:style-name="Standard"/>
      <text:p text:style-name="P2">Token class</text:p>
      <text:p text:style-name="Standard">Token classes are classification criteria for lexemes</text:p>
      <text:list xml:id="list837427004" text:continue-numbering="true" text:style-name="L1">
        <text:list-item>
          <text:p text:style-name="P5">Identifiers</text:p>
        </text:list-item>
        <text:list-item>
          <text:p text:style-name="P5">Operators</text:p>
        </text:list-item>
        <text:list-item>
          <text:p text:style-name="P5">Keywords</text:p>
        </text:list-item>
        <text:list-item>
          <text:p text:style-name="P5">Constants</text:p>
        </text:list-item>
        <text:list-item>
          <text:p text:style-name="P5">'('</text:p>
        </text:list-item>
        <text:list-item>
          <text:p text:style-name="P5">';'</text:p>
        </text:list-item>
        <text:list-item>
          <text:p text:style-name="P5">…</text:p>
        </text:list-item>
      </text:list>
      <text:p text:style-name="Standard"/>
      <text:p text:style-name="P2">Token</text:p>
      <text:p text:style-name="Standard">An ordered pair of an individual lexeme and its identifying token class, i.e., a tuple of type <text:span text:style-name="T3">&lt;token class, lexeme&gt;</text:span></text:p>
      <text:p text:style-name="Standard"/>
      <text:p text:style-name="P2">Lexical analysis</text:p>
      <text:p text:style-name="P4">Lexical analysis is the recognition and classification of lexemes as tokens. Breaking the process down we have</text:p>
      <text:list xml:id="list1546648679679072152" text:style-name="L2">
        <text:list-item>
          <text:p text:style-name="P6">Recognize substrings corresponding to token, i.e., recognize the lexemes</text:p>
        </text:list-item>
        <text:list-item>
          <text:p text:style-name="P6">Identify the token class of each lexeme</text:p>
        </text:list-item>
        <text:list-item>
          <text:p text:style-name="P6">Communicate tokens to the parser</text:p>
        </text:list-item>
      </text:list>
      <text:p text:style-name="Standard"/>
      <text:p text:style-name="P2">Why is lookahead needed in lexical analysis?</text:p>
      <text:list xml:id="list4012512696319974816" text:style-name="L3">
        <text:list-item>
          <text:p text:style-name="P7">To recognize the start and end of a lexeme.</text:p>
        </text:list-item>
        <text:list-item>
          <text:p text:style-name="P7">One of the design goals of a lexical analyzer is to have a bound on the amount of lookahead</text:p>
        </text:list-item>
      </text:list>
      <text:p text:style-name="Standard"/>
      <text:p text:style-name="P2">How can we identify the token class to which a lexeme belongs?</text:p>
      <text:p text:style-name="Standard">Using the concept of pattern matching and thus regular expressions and thus regular languages.</text:p>
      <text:p text:style-name="Standard"/>
      <text:p text:style-name="P2">Why regular languages?</text:p>
      <text:p text:style-name="Standard">Because most token classes which occur in programming languages are regular languages.</text:p>
      <text:p text:style-name="Standard"/>
      <text:p text:style-name="Standard">Regular languages are a syntax which specify a set of strings. These set of strings together form a regular language</text:p>
      <text:p text:style-name="Standard"/>
      <text:p text:style-name="Standard">A language can also be seen as a meaning function which maps syntax(regular expressions) to semantics(a set of strings)</text:p>
      <text:p text:style-name="Standard"/>
      <text:p text:style-name="Standard">Necessity to use a meaning function?</text:p>
      <text:list xml:id="list176303393052687818" text:style-name="L4">
        <text:list-item>
          <text:p text:style-name="P8">Helps seperate syntax from semantics thus allowing us to view notation as a separate issue</text:p>
        </text:list-item>
        <text:list-item>
          <text:p text:style-name="P8">Also expressions and meaning are not one-to-one, they are many to one.</text:p>
        </text:list-item>
      </text:list>
      <text:p text:style-name="Standard"/>
      <text:p text:style-name="Standard">A<text:span text:style-name="T1">+</text:span><text:span text:style-name="T2"> = AA</text:span><text:span text:style-name="T1">*</text:span></text:p>
      <text:p text:style-name="P1">A? = A + E</text:p>
      <text:p text:style-name="P1"><text:soft-page-break/></text:p>
      <text:p text:style-name="P1">RE → meaning function → RL. This is the a specification of a lexical analyzer. Still need implementation</text:p>
      <text:p text:style-name="P1"/>
      <text:p text:style-name="P1">what work to lexical analyzers do?</text:p>
      <text:p text:style-name="P1">Given a string s and a RE, e. They decide is s belongs to L(e)</text:p>
      <text:p text:style-name="P1"/>
      <text:p text:style-name="P1">Working of a lexical analyzer</text:p>
      <text:list xml:id="list5236434125279148579" text:style-name="L5">
        <text:list-item>
          <text:p text:style-name="P9">Write a re for the lexemes of each token class</text:p>
        </text:list-item>
        <text:list-item>
          <text:p text:style-name="P9">Construct R, matching all lexemes for all tokens</text:p>
        </text:list-item>
        <text:list-item>
          <text:p text:style-name="P9">Check incrementally if any substring belongs to R. If it does discard it(a prefix) and continue until there is no input</text:p>
        </text:list-item>
      </text:list>
      <text:p text:style-name="P1"/>
      <text:p text:style-name="P1">Design issues</text:p>
      <text:list xml:id="list2017312757262551583" text:style-name="L6">
        <text:list-item>
          <text:p text:style-name="P10">Resolving ambiguities</text:p>
          <text:list>
            <text:list-item>
              <text:p text:style-name="P10">How much input to use if there are matches for multiple length substrings</text:p>
              <text:list>
                <text:list-item>
                  <text:p text:style-name="P10">Maximal munch</text:p>
                </text:list-item>
              </text:list>
            </text:list-item>
            <text:list-item>
              <text:p text:style-name="P10">Which token class to use if a lexeme matches more than one token class</text:p>
              <text:list>
                <text:list-item>
                  <text:p text:style-name="P10">Choose the first listed or use some kind of <text:span text:style-name="T4">priority</text:span></text:p>
                </text:list-item>
              </text:list>
            </text:list-item>
          </text:list>
        </text:list-item>
        <text:list-item>
          <text:p text:style-name="P10">Error handling</text:p>
          <text:list>
            <text:list-item>
              <text:p text:style-name="P10">What if no rule matches</text:p>
              <text:list>
                <text:list-item>
                  <text:p text:style-name="P10">The specification should be such that this does not occur</text:p>
                </text:list-item>
              </text:list>
            </text:list-item>
          </text:list>
        </text:list-item>
        <text:list-item>
          <text:p text:style-name="P10">Good lexical analyzers</text:p>
          <text:list>
            <text:list-item>
              <text:p text:style-name="P10">Require only one pass</text:p>
            </text:list-item>
            <text:list-item>
              <text:p text:style-name="P10">Require few operations(table lookups) per character</text:p>
            </text:list-item>
          </text:list>
        </text:list-item>
      </text:list>
      <text:p text:style-name="P1"/>
      <text:p text:style-name="P1">Implementation</text:p>
      <text:p text:style-name="P1">DFA(faster) vs NFA(less space, exponentially smaller)</text:p>
      <text:p text:style-name="Standard"><text:span text:style-name="T2">2</text:span><text:span text:style-name="T1">n</text:span><text:span text:style-name="T2"> – 1</text:span></text:p>
      <text:p text:style-name="P1"/>
      <text:p text:style-name="P1">lexical specification → RE → NFA → DFA → Table driven implementation of DFA</text:p>
      <text:p text:style-name="P1">lexical specification → RE → NFA → Table driven implementation of NF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5-02T15:40:56</meta:creation-date>
    <dc:date>2013-06-09T10:19:04</dc:date>
    <dc:creator>Kempa </dc:creator>
    <meta:editing-duration>PT2H46M37S</meta:editing-duration>
    <meta:editing-cycles>11</meta:editing-cycles>
    <meta:generator>LibreOffice/4.0.2.2$Linux_x86 LibreOffice_project/400m0$Build-2</meta:generator>
    <meta:document-statistic meta:table-count="0" meta:image-count="0" meta:object-count="0" meta:page-count="2" meta:paragraph-count="59" meta:word-count="477" meta:character-count="2647" meta:non-whitespace-character-count="2257"/>
  </office:meta>
</office:document-meta>
</file>